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MANUAL</text:p>
      <text:p text:style-name="P1">DEL</text:p>
      <text:p text:style-name="P1">USUAR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4"><text:tab/><text:tab/>* Cargar nombre de los países<text:line-break/><text:tab/><text:tab/><text:tab/>-Manualmente</text:p>
      <text:p text:style-name="P4"><text:tab/><text:tab/><text:tab/>-Mediante archivo csv</text:p>
      <text:p text:style-name="P4"/>
      <text:p text:style-name="P4"><text:tab/><text:tab/>* Fuente de los datos obtenidos</text:p>
      <text:p text:style-name="P4"/>
      <text:p text:style-name="P4"><text:tab/><text:tab/>* Consejos para prevenir el virus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-<text:page-number text:select-page="current">2</text:page-number>-<text:tab/>Álvaro Silva Amad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30T19:44:33.04</meta:creation-date>
    <meta:document-statistic meta:table-count="0" meta:image-count="0" meta:object-count="0" meta:page-count="2" meta:paragraph-count="8" meta:word-count="29" meta:character-count="178"/>
    <dc:date>2020-11-30T19:54:19.66</dc:date>
    <dc:creator>Alvaro Silva</dc:creator>
    <meta:editing-duration>PT9M47S</meta:editing-duration>
    <meta:editing-cycles>1</meta:editing-cycles>
    <meta:generator>OpenOffice/4.1.5$Win32 OpenOffice.org_project/415m1$Build-9789</meta:generator>
  </office:meta>
</office:document-meta>
</file>